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 style:list-style-name="L4">
      <style:paragraph-properties fo:text-align="start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 style:list-style-name="L5">
      <style:paragraph-properties fo:text-align="start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 style:list-style-name="L6">
      <style:paragraph-properties fo:text-align="start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 style:list-style-name="L2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onsolas1"/>
    </style:style>
    <style:style style:name="T1" style:family="text">
      <style:text-properties style:font-name="Consolas1"/>
    </style:style>
    <style:style style:name="T2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Almajose</text:p>
      <text:p text:style-name="P1">A10463176</text:p>
      <text:p text:style-name="P1">CSE190 – Data Mining and Predictive Analytics</text:p>
      <text:p text:style-name="P1">HW02</text:p>
      <text:p text:style-name="P1"/>
      <text:p text:style-name="P2">Tasks(PCA &amp; Clustering)</text:p>
      <text:p text:style-name="P2"/>
      <text:list xml:id="list7310665015218511757" text:style-name="L1">
        <text:list-item>
          <text:p text:style-name="P4">5D Mean Vector: [3.88871, 3.92225, 3.87152, 3.8984, 3.85267]</text:p>
        </text:list-item>
        <text:list-item>
          <text:p text:style-name="P4">Reconstruction Error (non normalized) = 113183.433704</text:p>
        </text:list-item>
        <text:list-item>
          <text:p text:style-name="P4">c1 = [4.19821, 4.25983, 4.15755, 4.09517, 4.14083]</text:p>
          <text:p text:style-name="P4">c2 = [3.14419, 3.11016, 3.18345, 3.42504, 3.15948]</text:p>
        </text:list-item>
        <text:list-item>
          <text:p text:style-name="P4"/>
        </text:list-item>
        <text:list-item>
          <text:p text:style-name="P4">Based on the values given in problem 4:</text:p>
          <text:p text:style-name="P4">Closer to c1: 36534</text:p>
          <text:p text:style-name="P4">Closer to c2: 13466</text:p>
        </text:list-item>
        <text:list-item>
          <text:p text:style-name="P4">Reconstruction Error for c1: 0.23094</text:p>
          <text:p text:style-name="P4">Reconstruction Error for c2: 0.08889</text:p>
        </text:list-item>
      </text:list>
      <text:p text:style-name="P3"/>
      <text:p text:style-name="P2">Tasks(Community Detection)</text:p>
      <text:p text:style-name="P2"/>
      <text:list xml:id="list6897892911217724280" text:style-name="L2">
        <text:list-item>
          <text:p text:style-name="P11">-Assuming undirected graphs count as one edge-</text:p>
          <text:p text:style-name="P5">Edges: 554 / 2 <text:s/>=<text:tab/>277</text:p>
          <text:p text:style-name="P5">Nodes: <text:tab/><text:tab/>61</text:p>
        </text:list-item>
        <text:list-item>
          <text:p text:style-name="P5">Connected Components: 3</text:p>
          <text:p text:style-name="P5">#Nodes in Largest Connected Component: 40</text:p>
        </text:list-item>
        <text:list-item>
          <text:p text:style-name="P5"><text:span text:style-name="T1">Total Communities: 5</text:span></text:p>
          <text:p text:style-name="P5"/>
          <text:p text:style-name="P12">Community 1:</text:p>
        </text:list-item>
      </text:list>
      <text:list xml:id="list2028218997856560151" text:style-name="L4">
        <text:list-item>
          <text:list>
            <text:list-item>
              <text:list>
                <text:list-item>
                  <text:p text:style-name="P8"># Nodes: 4</text:p>
                </text:list-item>
                <text:list-item>
                  <text:p text:style-name="P8">(857, 862, 865, 868)</text:p>
                </text:list-item>
              </text:list>
            </text:list-item>
          </text:list>
        </text:list-item>
      </text:list>
      <text:p text:style-name="P3"><text:tab/></text:p>
      <text:p text:style-name="P3"><text:tab/><text:span text:style-name="T1">Community 2:</text:span></text:p>
      <text:list xml:id="list31603481" text:continue-numbering="true" text:style-name="L4">
        <text:list-item>
          <text:list>
            <text:list-item>
              <text:list>
                <text:list-item>
                  <text:p text:style-name="P8"># Nodes: 6</text:p>
                </text:list-item>
                <text:list-item>
                  <text:p text:style-name="P8">(870, 871, 879, 881, 858, 895)</text:p>
                </text:list-item>
              </text:list>
            </text:list-item>
          </text:list>
        </text:list-item>
      </text:list>
      <text:p text:style-name="P3"/>
      <text:p text:style-name="P3"><text:tab/><text:span text:style-name="T1">Community 3</text:span>:</text:p>
      <text:list xml:id="list31602427" text:continue-numbering="true" text:style-name="L4">
        <text:list-item>
          <text:list>
            <text:list-item>
              <text:list>
                <text:list-item>
                  <text:p text:style-name="P8"># Nodes: 12</text:p>
                </text:list-item>
                <text:list-item>
                  <text:p text:style-name="P8">(804, 876, 878, 753, 882, 886, 856, 729, 888, 889, 861, 863)</text:p>
                </text:list-item>
              </text:list>
            </text:list-item>
          </text:list>
        </text:list-item>
      </text:list>
      <text:p text:style-name="P7"/>
      <text:p text:style-name="P7"><text:tab/><text:span text:style-name="T2">Community 4:</text:span></text:p>
      <text:list xml:id="list5927844172608145993" text:style-name="L5">
        <text:list-item>
          <text:list>
            <text:list-item>
              <text:list>
                <text:list-item>
                  <text:p text:style-name="P9"># Nodes: 8</text:p>
                </text:list-item>
                <text:list-item>
                  <text:p text:style-name="P9">(867, 872, 873, 874, 776, 877, 885, 887)</text:p>
                </text:list-item>
              </text:list>
            </text:list-item>
          </text:list>
        </text:list-item>
      </text:list>
      <text:p text:style-name="P7"/>
      <text:p text:style-name="P7"><text:tab/><text:span text:style-name="T2">Community 5:</text:span></text:p>
      <text:list xml:id="list1194146159284911202" text:style-name="L6">
        <text:list-item>
          <text:list>
            <text:list-item>
              <text:list>
                <text:list-item>
                  <text:p text:style-name="P10"># Nodes: 24</text:p>
                </text:list-item>
                <text:list-item>
                  <text:p text:style-name="P10">(769, 772, 708, 774, 840, 713, 719, 856, 800, 805, 869, 745, 810, 811, 747, 880, 753, 819, 823, 697, 890, 828, 830, 703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Almajose</meta:initial-creator>
    <meta:creation-date>2015-04-27T13:22:58.21</meta:creation-date>
    <meta:generator>OpenOffice/4.0.0$Win32 OpenOffice.org_project/400m3$Build-9702</meta:generator>
    <dc:date>2015-04-28T11:42:25.67</dc:date>
    <dc:creator>Christopher Almajose</dc:creator>
    <meta:editing-duration>PT22H19M20S</meta:editing-duration>
    <meta:editing-cycles>17</meta:editing-cycles>
    <meta:document-statistic meta:table-count="0" meta:image-count="0" meta:object-count="0" meta:page-count="1" meta:paragraph-count="37" meta:word-count="195" meta:character-count="1076"/>
  </office:meta>
</office:document-meta>
</file>